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1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4T15:45:55.343291375</dc:date>
    <meta:editing-duration>PT2M32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.28626379701574E-016">
                <text:p>4.28626379701574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44327925502017">
                <text:p>0.8443279255020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84547105928687">
                <text:p>0.6845471059286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44991257893129E-015">
                <text:p>2.44991257893129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48689887164851">
                <text:p>-0.2486898871648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87785252292469">
                <text:p>-0.5877852522924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68124552684682">
                <text:p>-0.368124552684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04827052466017">
                <text:p>0.904827052466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44327925502017">
                <text:p>0.844327925502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69484193876076E-015">
                <text:p>2.69484193876076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